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text-properties style:font-name="Arial" fo:font-size="12pt" style:font-size-asian="12pt" style:font-name-complex="Arial" style:font-size-complex="12pt"/>
    </style:style>
    <style:style style:name="P3" style:family="paragraph" style:parent-style-name="Normal" style:list-style-name="L1">
      <style:text-properties style:font-name="Arial" fo:font-size="12pt" style:font-size-asian="12pt" style:font-name-complex="Arial" style:font-size-complex="12pt"/>
    </style:style>
    <style:style style:name="P4" style:family="paragraph" style:parent-style-name="Normal" style:list-style-name="L2">
      <style:text-properties style:font-name="Arial" fo:font-size="12pt" style:font-size-asian="12pt" style:font-name-complex="Arial" style:font-size-complex="12pt"/>
    </style:style>
    <style:style style:name="P5" style:family="paragraph" style:parent-style-name="Normal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Normal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Normal" style:list-style-name="L3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8" style:family="paragraph" style:parent-style-name="Normal" style:list-style-name="L4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9" style:family="paragraph" style:parent-style-name="Normal" style:list-style-name="L5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2012-04-02</text:p>
      <text:p text:style-name="P1">Deltagere fremmødt: Cong, René, Michael, Sam, Nicolaj<text:line-break/>Digitalt fremmødt: Søren<text:line-break/>Ikke fremmødt: Yusuf (først kl. 10.20)</text:p>
      <text:p text:style-name="P1">I dag skal der arbejdes på følgende:</text:p>
      <text:list xml:id="list35535785" text:style-name="L1">
        <text:list-item>
          <text:p text:style-name="P3">Sæt tingene sammen i projektet.</text:p>
        </text:list-item>
        <text:list-item>
          <text:p text:style-name="P3">Review/test af systemet (gennemgå accepttest)</text:p>
        </text:list-item>
        <text:list-item>
          <text:p text:style-name="P3">Retrospective.</text:p>
        </text:list-item>
        <text:list-item>
          <text:p text:style-name="P3">Evt. næste sprintplanning.</text:p>
        </text:list-item>
      </text:list>
      <text:p text:style-name="P1">Dvs. folk skal langsomt merge deres ting sammen, samt skal der løses konflikter. </text:p>
      <text:p text:style-name="P1">Yusuf bliver yderligere forsinket med 10 min, da han ikke nåede toget kl. 8.40 og tager derfor toget kl. 9.10.</text:p>
      <text:p text:style-name="P1">Næste iteration skal der laves følgende:</text:p>
      <text:list xml:id="list35568362" text:style-name="L2">
        <text:list-item>
          <text:p text:style-name="P4">Opfølgning på manglende opgaver.</text:p>
        </text:list-item>
        <text:list-item>
          <text:p text:style-name="P4">Gennemgå accepttest.</text:p>
        </text:list-item>
      </text:list>
      <text:p text:style-name="P5">Retrospektiv:</text:p>
      <text:p text:style-name="P6">Godt:</text:p>
      <text:list xml:id="list35556795" text:style-name="L3">
        <text:list-item>
          <text:p text:style-name="P7">Skype</text:p>
        </text:list-item>
        <text:list-item>
          <text:p text:style-name="P7">Harmoni</text:p>
        </text:list-item>
        <text:list-item>
          <text:p text:style-name="P7">Lange møder (i starten)</text:p>
        </text:list-item>
        <text:list-item>
          <text:p text:style-name="P7">Daily SCRUM</text:p>
        </text:list-item>
        <text:list-item>
          <text:p text:style-name="P7">SCRUMWise</text:p>
        </text:list-item>
      </text:list>
      <text:p text:style-name="P6">Dårligt:</text:p>
      <text:list xml:id="list35581795" text:style-name="L4">
        <text:list-item>
          <text:p text:style-name="P8">Fokus</text:p>
        </text:list-item>
        <text:list-item>
          <text:p text:style-name="P8">Git branch</text:p>
        </text:list-item>
        <text:list-item>
          <text:p text:style-name="P8">Git generelt</text:p>
        </text:list-item>
        <text:list-item>
          <text:p text:style-name="P8"/>
        </text:list-item>
      </text:list>
      <text:p text:style-name="P6">Forbedring:</text:p>
      <text:list xml:id="list35587570" text:style-name="L5">
        <text:list-item>
          <text:p text:style-name="P9">XP (parprogrammering)</text:p>
        </text:list-item>
        <text:list-item>
          <text:p text:style-name="P9"><text:soft-page-break/>Opdatere på SCRUMWise.</text:p>
        </text:list-item>
        <text:list-item>
          <text:p text:style-name="P9">Opdatere, kommentere og comitte kode. </text:p>
        </text:list-item>
        <text:list-item>
          <text:p text:style-name="P9">Faste pauser, så folk ikke går død.</text:p>
        </text:list-item>
        <text:list-item>
          <text:p text:style-name="P9">Inddrage folk, så de ikke mister fokus.</text:p>
        </text:list-item>
        <text:list-item>
          <text:p text:style-name="P9">Tænkte på andre, så man ikke er for afhængig af hinanden. </text:p>
        </text:list-item>
      </text:list>
      <text:p text:style-name="P5">Der er ved afstemning sat møde af i morgen kl. 6.00 03-04-2012.</text:p>
      <text:p text:style-name="P6">Af en eller anden grund er Git igen skyld i, at noget er gået galt i commit.. billederne kom over i ressourcer, men loggen er forsvundet og derfor manglede der nogle punkter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Sam Luu Tong</meta:initial-creator>
    <meta:creation-date>2012-02-23T07:52:00Z</meta:creation-date>
    <dc:date>2012-04-02T15:46:56.06</dc:date>
    <meta:editing-cycles>5</meta:editing-cycles>
    <meta:editing-duration>PT3M34S</meta:editing-duration>
    <meta:document-statistic meta:table-count="0" meta:image-count="0" meta:object-count="0" meta:page-count="2" meta:paragraph-count="32" meta:word-count="201" meta:character-count="1157" meta:non-whitespace-character-count="1005"/>
    <meta:template xlink:type="simple" xlink:actuate="onRequest" xlink:title="" xlink:href="Normal"/>
  </office:meta>
</office:document-meta>
</file>